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2.54cm" svg:x="1.905cm" svg:y="6.985cm">
          <text:p text:style-name="P1"><text:span text:style-name="T1">PRE_TRAINING</text:span></text:p>
          <text:p text:style-name="P1"><text:span text:style-name="T1">mut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2.54cm" svg:height="2.54cm" svg:x="23.495cm" svg:y="7.62cm">
          <text:p text:style-name="P1"><text:span text:style-name="T1">ACTIV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2.54cm" svg:height="2.54cm" svg:x="17.78cm" svg:y="6.985cm">
          <text:p text:style-name="P1"><text:span text:style-name="T1">TRAINING</text:span></text:p>
          <text:p text:style-name="P1"><text:span text:style-name="T1">(mute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2.54cm" svg:height="2.54cm" svg:x="6.985cm" svg:y="6.985cm">
          <text:p text:style-name="P1"><text:span text:style-name="T1">START</text:span></text:p>
          <text:p text:style-name="P1"><text:span text:style-name="T1">TRAINING</text:span></text:p>
          <text:p text:style-name="P1"><text:span text:style-name="T1">(mute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4.073cm" svg:y1="7.355cm" svg:x2="7.355cm" svg:y2="7.355cm" draw:start-shape="id1" draw:start-glue-point="11" draw:end-shape="id2" draw:end-glue-point="5">
          <text:p text:style-name="P3">1000 samples</text:p>
          <text:p text:style-name="P3">passed</text:p>
        </draw:connector>
        <draw:connector draw:style-name="gr2" draw:text-style-name="P3" draw:layer="layout" draw:type="curve" svg:x1="9.153cm" svg:y1="7.355cm" svg:x2="12.435cm" svg:y2="7.355cm" draw:start-shape="id2" draw:start-glue-point="11" draw:end-shape="id3" draw:end-glue-point="5">
          <text:p text:style-name="P3">(TX Impulse)</text:p>
        </draw:connector>
        <draw:connector draw:style-name="gr2" draw:text-style-name="P3" draw:layer="layout" draw:type="curve" draw:line-skew="0.826cm 1.078cm" svg:x1="25.663cm" svg:y1="7.99cm" svg:x2="25.663cm" svg:y2="9.788cm" draw:start-shape="id4" draw:start-glue-point="11" draw:end-shape="id4" draw:end-glue-point="9">
          <text:p/>
        </draw:connector>
        <draw:connector draw:style-name="gr2" draw:text-style-name="P2" draw:layer="layout" draw:type="curve" svg:x1="19.948cm" svg:y1="7.355cm" svg:x2="23.865cm" svg:y2="7.99cm" draw:start-shape="id5" draw:start-glue-point="11" draw:end-shape="id4" draw:end-glue-point="5">
          <text:p text:style-name="P2">Training</text:p>
          <text:p text:style-name="P2">Complete</text:p>
        </draw:connector>
        <draw:custom-shape draw:style-name="gr1" draw:text-style-name="P2" draw:id="id3" draw:layer="layout" svg:width="2.54cm" svg:height="2.54cm" svg:x="12.065cm" svg:y="6.985cm">
          <text:p text:style-name="P1"><text:span text:style-name="T1">WAITING</text:span></text:p>
          <text:p text:style-name="P1"><text:span text:style-name="T1">SYNC</text:span></text:p>
          <text:p text:style-name="P1"><text:span text:style-name="T1">(mute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draw:line-skew="-1.062cm" svg:x1="14.233cm" svg:y1="7.355cm" svg:x2="19.049cm" svg:y2="6.985cm" draw:start-shape="id3" draw:start-glue-point="11" draw:end-shape="id5" draw:end-glue-point="4">
          <text:p text:style-name="P2">abs(sample_f2n) = 16384</text:p>
        </draw:connector>
        <draw:custom-shape draw:style-name="gr1" draw:text-style-name="P2" draw:id="id6" draw:layer="layout" svg:width="2.54cm" svg:height="2.54cm" svg:x="1.905cm" svg:y="1.905cm">
          <text:p text:style-name="P1"><text:span text:style-name="T1">OFF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curve" svg:x1="3.174cm" svg:y1="4.445cm" svg:x2="3.174cm" svg:y2="6.985cm" draw:start-shape="id6" draw:start-glue-point="8" draw:end-shape="id1" draw:end-glue-point="4">
          <text:p text:style-name="P1"><text:span text:style-name="T2">EC Enabled</text:span></text:p>
        </draw:connector>
        <draw:connector draw:style-name="gr2" draw:text-style-name="P3" draw:layer="layout" draw:type="curve" draw:line-skew="0cm 0.761cm" svg:x1="2.275cm" svg:y1="9.153cm" svg:x2="3.174cm" svg:y2="9.525cm" draw:start-shape="id1" draw:start-glue-point="7" draw:end-shape="id1" draw:end-glue-point="8">
          <text:p/>
        </draw:connector>
        <draw:connector draw:style-name="gr2" draw:text-style-name="P3" draw:layer="layout" draw:type="curve" draw:line-skew="0.826cm 1.078cm" svg:x1="12.435cm" svg:y1="9.153cm" svg:x2="14.233cm" svg:y2="9.153cm" draw:start-shape="id3" draw:start-glue-point="7" draw:end-shape="id3" draw:end-glue-point="9">
          <text:p/>
        </draw:connector>
        <draw:connector draw:style-name="gr2" draw:text-style-name="P3" draw:layer="layout" draw:type="curve" draw:line-skew="0.826cm 1.713cm" svg:x1="18.15cm" svg:y1="9.153cm" svg:x2="19.948cm" svg:y2="9.153cm" draw:start-shape="id5" draw:start-glue-point="7" draw:end-shape="id5" draw:end-glue-point="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21T12:31:09</meta:creation-date>
    <dc:date>2006-01-11T02:13:27</dc:date>
    <meta:print-date>2005-12-21T13:09:58</meta:print-date>
    <dc:language>en-US</dc:language>
    <meta:editing-cycles>5</meta:editing-cycles>
    <meta:editing-duration>PT16H34M1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